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5257" officeooo:paragraph-rsid="00175257"/>
    </style:style>
    <style:style style:name="P2" style:family="paragraph" style:parent-style-name="Standard">
      <style:text-properties officeooo:rsid="0018a734" officeooo:paragraph-rsid="0018a734"/>
    </style:style>
    <style:style style:name="P3" style:family="paragraph" style:parent-style-name="Standard">
      <style:text-properties officeooo:rsid="00195c34" officeooo:paragraph-rsid="00195c34"/>
    </style:style>
    <style:style style:name="P4" style:family="paragraph" style:parent-style-name="Standard">
      <style:text-properties officeooo:rsid="001d4054" officeooo:paragraph-rsid="001d4054"/>
    </style:style>
    <style:style style:name="P5" style:family="paragraph" style:parent-style-name="Standard">
      <style:text-properties officeooo:rsid="001d5206" officeooo:paragraph-rsid="001d5206"/>
    </style:style>
    <style:style style:name="P6" style:family="paragraph" style:parent-style-name="Standard">
      <style:text-properties officeooo:rsid="001d7886" officeooo:paragraph-rsid="001d7886"/>
    </style:style>
    <style:style style:name="T1" style:family="text">
      <style:text-properties officeooo:rsid="00195c34"/>
    </style:style>
    <style:style style:name="T2" style:family="text">
      <style:text-properties officeooo:rsid="001afe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tude de doc blanc <text:s/>Amerique du sud septembre 2022</text:p>
      <text:p text:style-name="P1"/>
      <text:p text:style-name="P2">brouillon :</text:p>
      <text:p text:style-name="P2">ordre des <text:s/>doc : <text:s/><text:span text:style-name="T2">1/3/2/4/5</text:span></text:p>
      <text:p text:style-name="P2"/>
      <text:p text:style-name="P2"/>
      <text:p text:style-name="P2">intro :</text:p>
      <text:p text:style-name="P2"><text:tab/> <text:s/><text:span text:style-name="T1">Parmi les multitude de maladie qui existe certaine sont issue de parasites tel qu e les Apicomplexa, un <text:s/>groupe de parasite responsable de maladie grave chez l’être humain telles que le paludisme et la toxoplasmose. Ces parasites développent rapidement des souche multi-résistantes d’où la naissaicité <text:s/>de développé de nouvelle voie thérapeutiques.</text:span></text:p>
      <text:p text:style-name="P2"><text:tab/><text:span text:style-name="T1">Ainsi nous présenterons les argument cellulaire, biochimique et évolutifs ayant permis aux scientifiques de développer de nouvelles voies thérapeutique contre les parasites responsable du paludisme et de la toxoplasmose.</text:span></text:p>
      <text:p text:style-name="P2"/>
      <text:p text:style-name="P2"/>
      <text:p text:style-name="P3">Analyse de doc</text:p>
      <text:p text:style-name="P3"/>
      <text:p text:style-name="P3"><text:tab/>Premièrement, <text:span text:style-name="T2">on observe, sur l’électronographie de Toxoplasma gondii, la présence d’un apicoplaste au sain d’une cellule. Cette aplicoplaste a 4 membrane résiduel. Or nous savons que si il y a une menbrane résiduel il y a eu au moins un épisode d’endosymbiose.</text:span></text:p>
      <text:p text:style-name="P3"/>
      <text:p text:style-name="P3"/>
      <text:p text:style-name="P4">Corection brouillon :</text:p>
      <text:p text:style-name="P4"/>
      <text:p text:style-name="P4"/>
      <text:p text:style-name="P4">doc1 :</text:p>
      <text:p text:style-name="P4">connaissance :</text:p>
      <text:p text:style-name="P4"><text:s/>menbrane issue d’endosythose <text:s/></text:p>
      <text:p text:style-name="P4">def organite </text:p>
      <text:p text:style-name="P5">champi membrane paroi mytho </text:p>
      <text:p text:style-name="P5"/>
      <text:p text:style-name="P5">Doc 3 </text:p>
      <text:p text:style-name="P5">eucaryote </text:p>
      <text:p text:style-name="P5"/>
      <text:p text:style-name="P5">apicoplaste issue d’une double endosynbiose </text:p>
      <text:p text:style-name="P5">calé la def </text:p>
      <text:p text:style-name="P5">dire def synbiose </text:p>
      <text:p text:style-name="P5"/>
      <text:p text:style-name="P5">Doc2</text:p>
      <text:p text:style-name="P5">def mitose </text:p>
      <text:p text:style-name="P5">organite subi aussii <text:s/>l’équivalent </text:p>
      <text:p text:style-name="P5"/>
      <text:p text:style-name="P5"/>
      <text:p text:style-name="P5">Doc4</text:p>
      <text:p text:style-name="P5"/>
      <text:p text:style-name="P5">Doc5</text:p>
      <text:p text:style-name="P6">antibiotique utile contre les bactérie</text:p>
      <text:p text:style-name="P6"/>
      <text:p text:style-name="P6"/>
      <text:p text:style-name="P6">ouverture </text:p>
      <text:p text:style-name="P6">effet secondaire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3-14T09:21:21.205000000</meta:creation-date>
    <dc:date>2023-03-14T10:24:03.031000000</dc:date>
    <meta:editing-duration>PT20M10S</meta:editing-duration>
    <meta:editing-cycles>4</meta:editing-cycles>
    <meta:generator>LibreOffice/6.3.5.2$Windows_X86_64 LibreOffice_project/dd0751754f11728f69b42ee2af66670068624673</meta:generator>
    <meta:document-statistic meta:table-count="0" meta:image-count="0" meta:object-count="0" meta:page-count="1" meta:paragraph-count="27" meta:word-count="190" meta:character-count="1269" meta:non-whitespace-character-count="1081"/>
  </office:meta>
</office:document-meta>
</file>